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9f83" officeooo:paragraph-rsid="00059f83"/>
    </style:style>
    <style:style style:name="P2" style:family="paragraph" style:parent-style-name="Standard">
      <style:paragraph-properties fo:text-align="start" style:justify-single-word="false"/>
      <style:text-properties officeooo:rsid="00059f83" officeooo:paragraph-rsid="000b9573"/>
    </style:style>
    <style:style style:name="P3" style:family="paragraph" style:parent-style-name="Standard">
      <style:paragraph-properties fo:text-align="start" style:justify-single-word="false"/>
      <style:text-properties officeooo:rsid="000c925e" officeooo:paragraph-rsid="000c925e"/>
    </style:style>
    <style:style style:name="P4" style:family="paragraph" style:parent-style-name="Standard">
      <style:paragraph-properties fo:text-align="start" style:justify-single-word="false"/>
      <style:text-properties officeooo:rsid="000c925e" officeooo:paragraph-rsid="000c925e"/>
    </style:style>
    <style:style style:name="P5" style:family="paragraph" style:parent-style-name="Standard">
      <style:paragraph-properties fo:text-align="start" style:justify-single-word="false"/>
      <style:text-properties officeooo:rsid="00175a16" officeooo:paragraph-rsid="0024c173"/>
    </style:style>
    <style:style style:name="P6" style:family="paragraph" style:parent-style-name="Standard">
      <style:paragraph-properties fo:text-align="center" style:justify-single-word="false"/>
      <style:text-properties officeooo:rsid="00059f83" officeooo:paragraph-rsid="00059f83"/>
    </style:style>
    <style:style style:name="T1" style:family="text">
      <style:text-properties officeooo:rsid="0007955f"/>
    </style:style>
    <style:style style:name="T2" style:family="text">
      <style:text-properties officeooo:rsid="000e64cc"/>
    </style:style>
    <style:style style:name="T3" style:family="text">
      <style:text-properties officeooo:rsid="00132f18"/>
    </style:style>
    <style:style style:name="T4" style:family="text">
      <style:text-properties officeooo:rsid="001837f6"/>
    </style:style>
    <style:style style:name="T5" style:family="text">
      <style:text-properties officeooo:rsid="001dc2a5"/>
    </style:style>
    <style:style style:name="T6" style:family="text">
      <style:text-properties officeooo:rsid="001ffd3a"/>
    </style:style>
    <style:style style:name="T7" style:family="text">
      <style:text-properties officeooo:rsid="002809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za za službu iznošenja smeća</text:p>
      <text:p text:style-name="P1"/>
      <text:p text:style-name="P1"/>
      <text:p text:style-name="P2">Čuvaju <text:span text:style-name="T1">se podaci o zaposlenima u firmi. Za svakog radnika se čuva ime, prezime, id, plata, broj radnih dana, broj slobodnih dana,datum zaposljavanja. Zaposleni u firmi mogu biti: upravnik, dispečer, koordinator, radnik ili vozač. </text:span></text:p>
      <text:p text:style-name="P3"/>
      <text:p text:style-name="P3">Upravnik <text:span text:style-name="T4">daje slobodne dane, suspenduje i vraća zaposlene na posao, smanjuje i povećava plate. Upravnik ne može suspendovati drugog upravnika, ali može samog sebe.</text:span></text:p>
      <text:p text:style-name="P3"/>
      <text:p text:style-name="P3">Za dispe<text:span text:style-name="T3">č</text:span>era se <text:span text:style-name="T3">č</text:span>uvaju podaci o tome da li je aktivan. <text:span text:style-name="T2">Zadatak dispečera je da procesira zahteve od strane klijenata, i izda poslove <text:s/>koordinatorima. <text:s/>Jedan dispečer može i ne mora obraditi više zahteva, dok jedan zahtev može obraditi najviše jedan dispečer. U bazi se čuvaju podaci o vrsti otpada koji treba da se iznese, specijlne zahteve,adresa, vreme do kad želi da se posao obavi kao i odgovor dispečera klijentu.Za klijenta čuvamo adresu,broj telefona,ime, prezime i email. Klijent može poslati više zahteva za iznošenjem smeća.</text:span></text:p>
      <text:p text:style-name="P3"/>
      <text:p text:style-name="P5">Koordinator prima poslove od dispečera, organizuje radnike <text:span text:style-name="T7">i</text:span> opremu na odredjenom poslu <text:span text:style-name="T7">i vraća odgovor dispečeru</text:span>. <text:span text:style-name="T5">Koordinator moze prihvatati više poslova od strane vise dispečera. Koordinator može angazovati više radnika i vozača na odredjenom poslu. Sa druge strane vozači I radnici mogu u jednom trenutku biti rasporedjeni na najviše jedan posao. </text:span>Za koordinatora se čuva tip smeća na kome je zadužen. <text:span text:style-name="T6">U bazi se čuvaju I status posla koji je obavljen kao I teksutalni odgovor koordinatora.</text:span></text:p>
      <text:p text:style-name="P5"/>
      <text:p text:style-name="P5"><text:span text:style-name="T6">Za radnika se čuva informacija da li je zauzet, a za vozača pored toga i godine iskustva. Vozač <text:s/>ima najviše jedan kamion na kome je raspoređen dok na jednom kamionu može raditi više vozača, ali ako je vozač zadužen da radi odredjeni posao, onda je i njegov kamion mora biti zauzet na tom poslu i ne može ga koristiti drugi vozač. Za kamion se čuva informacija o tome za koju vrstu smeća je predviđen, kao i da li je zauzet na nekom posl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01:30:52.659685911</meta:creation-date>
    <dc:date>2017-12-03T15:59:33.350027208</dc:date>
    <meta:editing-duration>PT1H57M32S</meta:editing-duration>
    <meta:editing-cycles>20</meta:editing-cycles>
    <meta:generator>LibreOffice/5.3.1.2$Linux_X86_64 LibreOffice_project/30m0$Build-2</meta:generator>
    <meta:document-statistic meta:table-count="0" meta:image-count="0" meta:object-count="0" meta:page-count="1" meta:paragraph-count="6" meta:word-count="306" meta:character-count="1888" meta:non-whitespace-character-count="1584"/>
  </office:meta>
</office:document-meta>
</file>